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27a03" officeooo:paragraph-rsid="00127a03"/>
    </style:style>
    <style:style style:name="P2" style:family="paragraph" style:parent-style-name="Standard">
      <style:text-properties officeooo:rsid="0013ae7f" officeooo:paragraph-rsid="0013ae7f"/>
    </style:style>
    <style:style style:name="P3" style:family="paragraph" style:parent-style-name="Standard">
      <style:paragraph-properties fo:text-align="center" style:justify-single-word="false"/>
      <style:text-properties officeooo:rsid="0013ae7f" officeooo:paragraph-rsid="0013ae7f"/>
    </style:style>
    <style:style style:name="P4" style:family="paragraph" style:parent-style-name="Standard">
      <style:text-properties officeooo:rsid="0014d1b9" officeooo:paragraph-rsid="0014d1b9"/>
    </style:style>
    <style:style style:name="P5" style:family="paragraph" style:parent-style-name="Standard">
      <style:text-properties officeooo:rsid="0014d1b9" officeooo:paragraph-rsid="0014d1b9"/>
    </style:style>
    <style:style style:name="P6" style:family="paragraph" style:parent-style-name="Standard">
      <style:paragraph-properties fo:text-align="center" style:justify-single-word="false"/>
      <style:text-properties officeooo:rsid="0013ae7f" officeooo:paragraph-rsid="0013ae7f"/>
    </style:style>
    <style:style style:name="P7" style:family="paragraph" style:parent-style-name="Standard">
      <style:paragraph-properties fo:text-align="start" style:justify-single-word="false"/>
      <style:text-properties officeooo:rsid="0013ae7f" officeooo:paragraph-rsid="0013ae7f"/>
    </style:style>
    <style:style style:name="P8" style:family="paragraph" style:parent-style-name="Text_20_body" style:list-style-name="L2">
      <style:paragraph-properties fo:text-align="start" style:justify-single-word="false"/>
      <style:text-properties officeooo:rsid="0013ae7f" officeooo:paragraph-rsid="0013ae7f"/>
    </style:style>
    <style:style style:name="P9" style:family="paragraph" style:parent-style-name="Text_20_body" style:list-style-name="L1">
      <style:paragraph-properties fo:text-align="start" style:justify-single-word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ser → CLI → Shell → Kernel → Hardware</text:p>
      <text:p text:style-name="P3"/>
      <text:p text:style-name="P7"/>
      <text:list xml:id="list1378506713" text:style-name="L2">
        <text:list-item>
          <text:p text:style-name="P8"><text:span text:style-name="Strong_20_Emphasis">Kernel</text:span> manages hardware and system resources.</text:p>
        </text:list-item>
      </text:list>
      <text:list xml:id="list3707369016" text:style-name="L1">
        <text:list-item>
          <text:p text:style-name="P9"><text:span text:style-name="Strong_20_Emphasis">Shell</text:span> interprets user commands and communicates with the kernel.</text:p>
        </text:list-item>
        <text:list-item>
          <text:p text:style-name="P9"><text:span text:style-name="Strong_20_Emphasis">CLI</text:span> is the platform where users type commands using the shell.</text:p>
        </text:list-item>
      </text:list>
      <text:p text:style-name="P3"/>
      <text:p text:style-name="P3"/>
      <text:p text:style-name="P3"/>
      <text:p text:style-name="P3"/>
      <text:p text:style-name="P3">Linux Commads:</text:p>
      <text:p text:style-name="P3"/>
      <text:p text:style-name="P3"/>
      <text:p text:style-name="P1">1) Linux how to know the total hardware information</text:p>
      <text:p text:style-name="P1"/>
      <text:p text:style-name="P1">sudo lshw -short</text:p>
      <text:p text:style-name="P1"/>
      <text:p text:style-name="P2">Details:</text:p>
      <text:p text:style-name="P2"/>
      <text:p text:style-name="P2">systemmodel</text:p>
      <text:p text:style-name="P2">RAM</text:p>
      <text:p text:style-name="P2">Disk</text:p>
      <text:p text:style-name="P2">Network</text:p>
      <text:p text:style-name="P2">CPU</text:p>
      <text:p text:style-name="P2"/>
      <text:p text:style-name="P4">2) system Information</text:p>
      <text:p text:style-name="P4"/>
      <text:p text:style-name="P4">1) uname -a</text:p>
      <text:p text:style-name="P4"/>
      <text:p text:style-name="P4"/>
      <text:p text:style-name="P4"/>
      <text:p text:style-name="P4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3T15:02:06.058315378</meta:creation-date>
    <dc:date>2025-12-15T21:26:55.992920643</dc:date>
    <meta:editing-duration>PT1H27M2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64" meta:character-count="361" meta:non-whitespace-character-count="315"/>
  </office:meta>
</office:document-meta>
</file>